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6a412" officeooo:paragraph-rsid="0016a412"/>
    </style:style>
    <style:style style:name="P3" style:family="paragraph" style:parent-style-name="Standard">
      <style:text-properties style:font-name="Arial" fo:font-weight="bold" officeooo:rsid="0016a412" officeooo:paragraph-rsid="0016a412" style:font-weight-asian="bold" style:font-weight-complex="bold"/>
    </style:style>
    <style:style style:name="P4" style:family="paragraph" style:parent-style-name="Standard">
      <style:text-properties style:font-name="Arial" fo:font-weight="bold" officeooo:rsid="00194511" officeooo:paragraph-rsid="00194511" style:font-weight-asian="bold" style:font-weight-complex="bold"/>
    </style:style>
    <style:style style:name="P5" style:family="paragraph" style:parent-style-name="Standard">
      <style:text-properties style:font-name="Arial" fo:font-weight="bold" officeooo:rsid="00194511" officeooo:paragraph-rsid="001af95c" style:font-weight-asian="bold" style:font-weight-complex="bold"/>
    </style:style>
    <style:style style:name="P6" style:family="paragraph" style:parent-style-name="Standard">
      <style:text-properties style:font-name="Arial" fo:font-weight="bold" officeooo:rsid="001ca6a1" officeooo:paragraph-rsid="001ca6a1" style:font-weight-asian="bold" style:font-weight-complex="bold"/>
    </style:style>
    <style:style style:name="P7" style:family="paragraph" style:parent-style-name="Standard">
      <style:text-properties style:font-name="Arial" fo:font-weight="normal" officeooo:rsid="00194511" officeooo:paragraph-rsid="001af95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1e23a3" officeooo:paragraph-rsid="001e23a3" style:font-size-asian="14pt" style:font-weight-asian="bold" style:font-size-complex="16pt" style:font-weight-complex="bold"/>
    </style:style>
    <style:style style:name="P9" style:family="paragraph" style:parent-style-name="Standard">
      <style:text-properties fo:font-weight="normal" officeooo:rsid="0016a412" officeooo:paragraph-rsid="00194511" style:font-weight-asian="normal" style:font-weight-complex="normal"/>
    </style:style>
    <style:style style:name="P10" style:family="paragraph" style:parent-style-name="Standard">
      <style:text-properties fo:font-size="14pt" fo:font-weight="bold" officeooo:rsid="001ca6a1" officeooo:paragraph-rsid="001ca6a1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5a421" officeooo:paragraph-rsid="0015a421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fo:font-weight="bold" officeooo:rsid="0015a421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fo:font-weight="bold" officeooo:rsid="0015a421" officeooo:paragraph-rsid="0015a42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style:font-name="Arial" fo:font-weight="bold" officeooo:rsid="00194511" officeooo:paragraph-rsid="0019451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22615b" officeooo:paragraph-rsid="0022615b"/>
    </style:style>
    <style:style style:name="P17" style:family="paragraph" style:parent-style-name="Standard" style:list-style-name="L1">
      <style:text-properties style:font-name="Arial" officeooo:rsid="0016a412" officeooo:paragraph-rsid="0016a412"/>
    </style:style>
    <style:style style:name="P18" style:family="paragraph" style:parent-style-name="Standard">
      <style:text-properties style:font-name="Arial" fo:font-weight="normal" officeooo:rsid="001af95c" officeooo:paragraph-rsid="00194511" style:font-weight-asian="normal" style:font-weight-complex="normal"/>
    </style:style>
    <style:style style:name="P19" style:family="paragraph" style:parent-style-name="Standard">
      <style:text-properties style:font-name="Arial" fo:font-size="14pt" fo:font-weight="bold" officeooo:rsid="001ca6a1" officeooo:paragraph-rsid="001ca6a1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pt" fo:font-weight="bold" officeooo:rsid="001f4ca7" officeooo:paragraph-rsid="001f4ca7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fo:font-size="14pt" fo:font-weight="normal" officeooo:rsid="001f4ca7" officeooo:paragraph-rsid="001f4ca7" style:font-size-asian="14pt" style:font-weight-asian="normal" style:font-size-complex="14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style:font-name="Arial" fo:font-size="15pt" officeooo:rsid="00194511" style:font-size-asian="15pt" style:font-size-complex="15pt"/>
    </style:style>
    <style:style style:name="T4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Arial" fo:font-size="15pt" fo:font-weight="normal" officeooo:rsid="0016a412" style:font-size-asian="15pt" style:font-weight-asian="normal" style:font-size-complex="15pt" style:font-weight-complex="normal"/>
    </style:style>
    <style:style style:name="T6" style:family="text">
      <style:text-properties style:font-name="Arial" fo:font-size="15pt" fo:font-weight="normal" officeooo:rsid="00194511" style:font-size-asian="15pt" style:font-weight-asian="normal" style:font-size-complex="15pt" style:font-weight-complex="normal"/>
    </style:style>
    <style:style style:name="T7" style:family="text">
      <style:text-properties style:font-name="Arial" fo:font-size="15pt" fo:font-weight="normal" officeooo:rsid="001f4ca7" style:font-size-asian="15pt" style:font-weight-asian="normal" style:font-size-complex="15pt" style:font-weight-complex="normal"/>
    </style:style>
    <style:style style:name="T8" style:family="text">
      <style:text-properties style:font-name="Arial" officeooo:rsid="00194511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194511" style:font-weight-asian="normal" style:font-weight-complex="normal"/>
    </style:style>
    <style:style style:name="T11" style:family="text">
      <style:text-properties style:font-name="Arial" fo:font-weight="normal" officeooo:rsid="0016a412" style:font-weight-asian="normal" style:font-weight-complex="normal"/>
    </style:style>
    <style:style style:name="T12" style:family="text">
      <style:text-properties style:font-name="Arial" fo:font-weight="normal" officeooo:rsid="001af95c" style:font-weight-asian="normal" style:font-weight-complex="normal"/>
    </style:style>
    <style:style style:name="T13" style:family="text">
      <style:text-properties style:font-name="Arial" officeooo:rsid="001af95c"/>
    </style:style>
    <style:style style:name="T14" style:family="text">
      <style:text-properties fo:font-size="16pt" fo:font-weight="normal" style:font-size-asian="14pt" style:font-weight-asian="normal" style:font-size-complex="16pt" style:font-weight-complex="normal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16a412" style:font-size-asian="15pt" style:font-weight-asian="normal" style:font-size-complex="15pt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1f4ca7" style:font-size-asian="15pt" style:font-size-complex="15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f4ca7" style:font-size-asian="14pt" style:font-size-complex="14pt"/>
    </style:style>
    <style:style style:name="T21" style:family="text">
      <style:text-properties fo:font-size="14pt" officeooo:rsid="001af95c" style:font-size-asian="12.25pt" style:font-size-complex="14pt"/>
    </style:style>
    <style:style style:name="T22" style:family="text">
      <style:text-properties officeooo:rsid="001ca6a1"/>
    </style:style>
    <style:style style:name="T23" style:family="text">
      <style:text-properties officeooo:rsid="001f4c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74877997584">
          <table:table-cell table:style-name="Table1.A1" office:value-type="string">
            <text:p text:style-name="P13">Lexema</text:p>
          </table:table-cell>
          <table:table-cell table:style-name="Table1.B1" office:value-type="string">
            <text:p text:style-name="P14">Token</text:p>
          </table:table-cell>
        </table:table-row>
        <table:table-row table:style-name="TableLine94374869684000">
          <table:table-cell table:style-name="Table1.A2" office:value-type="string">
            <text:p text:style-name="P11">+</text:p>
          </table:table-cell>
          <table:table-cell table:style-name="Table1.B2" office:value-type="string">
            <text:p text:style-name="P11">Plus</text:p>
          </table:table-cell>
        </table:table-row>
        <table:table-row table:style-name="TableLine94374870525824">
          <table:table-cell table:style-name="Table1.A2" office:value-type="string">
            <text:p text:style-name="P12">-</text:p>
          </table:table-cell>
          <table:table-cell table:style-name="Table1.B2" office:value-type="string">
            <text:p text:style-name="P11">Minus</text:p>
          </table:table-cell>
        </table:table-row>
        <table:table-row table:style-name="TableLine94374870526368">
          <table:table-cell table:style-name="Table1.A2" office:value-type="string">
            <text:p text:style-name="P12">*</text:p>
          </table:table-cell>
          <table:table-cell table:style-name="Table1.B2" office:value-type="string">
            <text:p text:style-name="P16">Multiplication</text:p>
          </table:table-cell>
        </table:table-row>
        <table:table-row table:style-name="TableLine94374870527024">
          <table:table-cell table:style-name="Table1.A2" office:value-type="string">
            <text:p text:style-name="P12">/</text:p>
          </table:table-cell>
          <table:table-cell table:style-name="Table1.B2" office:value-type="string">
            <text:p text:style-name="P16">Division</text:p>
          </table:table-cell>
        </table:table-row>
        <table:table-row table:style-name="TableLine94374870527840">
          <table:table-cell table:style-name="Table1.A2" office:value-type="string">
            <text:p text:style-name="P11">(</text:p>
          </table:table-cell>
          <table:table-cell table:style-name="Table1.B2" office:value-type="string">
            <text:p text:style-name="P11">OpenParenthesis</text:p>
          </table:table-cell>
        </table:table-row>
        <table:table-row table:style-name="TableLine94374870528608">
          <table:table-cell table:style-name="Table1.A2" office:value-type="string">
            <text:p text:style-name="P11">)</text:p>
          </table:table-cell>
          <table:table-cell table:style-name="Table1.B2" office:value-type="string">
            <text:p text:style-name="P11">CloseParenthesis</text:p>
          </table:table-cell>
        </table:table-row>
        <table:table-row table:style-name="TableLine94374870529424">
          <table:table-cell table:style-name="Table1.A2" office:value-type="string">
            <text:p text:style-name="P11">Azul</text:p>
          </table:table-cell>
          <table:table-cell table:style-name="Table1.B2" office:value-type="string">
            <text:p text:style-name="P11">Blue</text:p>
          </table:table-cell>
        </table:table-row>
        <table:table-row table:style-name="TableLine94374870530240">
          <table:table-cell table:style-name="Table1.A2" office:value-type="string">
            <text:p text:style-name="P11">Rojo</text:p>
          </table:table-cell>
          <table:table-cell table:style-name="Table1.B2" office:value-type="string">
            <text:p text:style-name="P11">Red</text:p>
          </table:table-cell>
        </table:table-row>
        <table:table-row table:style-name="TableLine94374870531248">
          <table:table-cell table:style-name="Table1.A2" office:value-type="string">
            <text:p text:style-name="P11">Verde</text:p>
          </table:table-cell>
          <table:table-cell table:style-name="Table1.B2" office:value-type="string">
            <text:p text:style-name="P11">Green</text:p>
          </table:table-cell>
        </table:table-row>
        <table:table-row table:style-name="TableLine94374870532064">
          <table:table-cell table:style-name="Table1.A2" office:value-type="string">
            <text:p text:style-name="P11">Amarillo</text:p>
          </table:table-cell>
          <table:table-cell table:style-name="Table1.B2" office:value-type="string">
            <text:p text:style-name="P11">Yellow</text:p>
          </table:table-cell>
        </table:table-row>
        <table:table-row table:style-name="TableLine94374870532880">
          <table:table-cell table:style-name="Table1.A2" office:value-type="string">
            <text:p text:style-name="P11">Naranja</text:p>
          </table:table-cell>
          <table:table-cell table:style-name="Table1.B2" office:value-type="string">
            <text:p text:style-name="P11">Orange</text:p>
          </table:table-cell>
        </table:table-row>
        <table:table-row table:style-name="TableLine94374870533696">
          <table:table-cell table:style-name="Table1.A2" office:value-type="string">
            <text:p text:style-name="P11">Morado</text:p>
          </table:table-cell>
          <table:table-cell table:style-name="Table1.B2" office:value-type="string">
            <text:p text:style-name="P11">Purple</text:p>
          </table:table-cell>
        </table:table-row>
        <table:table-row table:style-name="TableLine94374870534544">
          <table:table-cell table:style-name="Table1.A2" office:value-type="string">
            <text:p text:style-name="P11">Cafe</text:p>
          </table:table-cell>
          <table:table-cell table:style-name="Table1.B2" office:value-type="string">
            <text:p text:style-name="P11">Brown</text:p>
          </table:table-cell>
        </table:table-row>
        <table:table-row table:style-name="TableLine94374870535392">
          <table:table-cell table:style-name="Table1.A2" office:value-type="string">
            <text:p text:style-name="P11">Negro</text:p>
          </table:table-cell>
          <table:table-cell table:style-name="Table1.B2" office:value-type="string">
            <text:p text:style-name="P11">Black</text:p>
          </table:table-cell>
        </table:table-row>
        <table:table-row table:style-name="TableLine94374870536240">
          <table:table-cell table:style-name="Table1.A2" office:value-type="string">
            <text:p text:style-name="P11">Linea</text:p>
          </table:table-cell>
          <table:table-cell table:style-name="Table1.B2" office:value-type="string">
            <text:p text:style-name="P11">Line</text:p>
          </table:table-cell>
        </table:table-row>
        <table:table-row table:style-name="TableLine94374870537088">
          <table:table-cell table:style-name="Table1.A2" office:value-type="string">
            <text:p text:style-name="P11">Curva</text:p>
          </table:table-cell>
          <table:table-cell table:style-name="Table1.B2" office:value-type="string">
            <text:p text:style-name="P11">Curve</text:p>
          </table:table-cell>
        </table:table-row>
        <table:table-row table:style-name="TableLine94374870537936">
          <table:table-cell table:style-name="Table1.A2" office:value-type="string">
            <text:p text:style-name="P11">Graficar</text:p>
          </table:table-cell>
          <table:table-cell table:style-name="Table1.B2" office:value-type="string">
            <text:p text:style-name="P11">Chart</text:p>
          </table:table-cell>
        </table:table-row>
        <table:table-row table:style-name="TableLine94374870538784">
          <table:table-cell table:style-name="Table1.A2" office:value-type="string">
            <text:p text:style-name="P11">Circulo</text:p>
          </table:table-cell>
          <table:table-cell table:style-name="Table1.B2" office:value-type="string">
            <text:p text:style-name="P11">Circle</text:p>
          </table:table-cell>
        </table:table-row>
        <table:table-row table:style-name="TableLine94374870539632">
          <table:table-cell table:style-name="Table1.A2" office:value-type="string">
            <text:p text:style-name="P11">Cuadrado</text:p>
          </table:table-cell>
          <table:table-cell table:style-name="Table1.B2" office:value-type="string">
            <text:p text:style-name="P11">Square</text:p>
          </table:table-cell>
        </table:table-row>
        <table:table-row table:style-name="TableLine94374870540480">
          <table:table-cell table:style-name="Table1.A2" office:value-type="string">
            <text:p text:style-name="P11">Rectangulo</text:p>
          </table:table-cell>
          <table:table-cell table:style-name="Table1.B2" office:value-type="string">
            <text:p text:style-name="P11">Rectangle</text:p>
          </table:table-cell>
        </table:table-row>
        <table:table-row table:style-name="TableLine94374870541328">
          <table:table-cell table:style-name="Table1.A2" office:value-type="string">
            <text:p text:style-name="P11">Poligono</text:p>
          </table:table-cell>
          <table:table-cell table:style-name="Table1.B2" office:value-type="string">
            <text:p text:style-name="P11">Polygon</text:p>
          </table:table-cell>
        </table:table-row>
        <table:table-row table:style-name="TableLine94374870542176">
          <table:table-cell table:style-name="Table1.A2" office:value-type="string">
            <text:p text:style-name="P11">Animar</text:p>
          </table:table-cell>
          <table:table-cell table:style-name="Table1.B2" office:value-type="string">
            <text:p text:style-name="P11">Animate</text:p>
          </table:table-cell>
        </table:table-row>
        <table:table-row table:style-name="TableLine94374870543024">
          <table:table-cell table:style-name="Table1.A2" office:value-type="string">
            <text:p text:style-name="P11">Objeto</text:p>
          </table:table-cell>
          <table:table-cell table:style-name="Table1.B2" office:value-type="string">
            <text:p text:style-name="P11">Object</text:p>
          </table:table-cell>
        </table:table-row>
        <table:table-row table:style-name="TableLine94374870543872">
          <table:table-cell table:style-name="Table1.A2" office:value-type="string">
            <text:p text:style-name="P11">Anterior</text:p>
          </table:table-cell>
          <table:table-cell table:style-name="Table1.B2" office:value-type="string">
            <text:p text:style-name="P11">Previous</text:p>
          </table:table-cell>
        </table:table-row>
      </table:table>
      <text:p text:style-name="P1"/>
      <text:p text:style-name="P2">Cadenas Esperadas:</text:p>
      <text:list xml:id="list3973365750" text:style-name="L1">
        <text:list-item>
          <text:p text:style-name="P17">graficar circulo (&lt;posx&gt;, &lt;posy&gt;, &lt;radio&gt;, &lt;color&gt;)<text:tab/></text:p>
        </text:list-item>
        <text:list-item>
          <text:p text:style-name="P17">graficar cuadrado (&lt;posx&gt;, &lt;posy&gt;, &lt;tamaño lado&gt;, &lt;color&gt;)</text:p>
        </text:list-item>
        <text:list-item>
          <text:p text:style-name="P17">graficar rectangulo (&lt;posx&gt;, &lt;posy&gt;, &lt;alto&gt;, &lt;ancho&gt;, <text:s/>&lt;color&gt;)</text:p>
        </text:list-item>
        <text:list-item>
          <text:p text:style-name="P17">graficar linea<text:tab/>(&lt;posx&gt;, &lt;posy&gt;, &lt;posx1&gt;,&lt;posy2&gt;, &lt;color&gt;)<text:tab/></text:p>
        </text:list-item>
        <text:list-item>
          <text:p text:style-name="P17">graficar poligono(&lt;posx&gt;, &lt;posy&gt;, &lt;alto&gt;,&lt;ancho&gt;, &lt;cantidad lados&gt;, &lt;color&gt;)<text:tab/></text:p>
        </text:list-item>
        <text:list-item>
          <text:p text:style-name="P17">animar objeto anterior (&lt;destinox&gt;, &lt;destinoy&gt;, &lt;tipoanimacion&gt;)</text:p>
        </text:list-item>
      </text:list>
      <text:p text:style-name="P2"><text:tab/></text:p>
      <text:p text:style-name="P2"/>
      <text:p text:style-name="P15"/>
      <text:p text:style-name="P8">EXPRESIONES REGULARES</text:p>
      <text:p text:style-name="P4"><text:span text:style-name="T22">+</text:span>)Colores → CL → <text:span text:style-name="T23">Color</text:span></text:p>
      <text:p text:style-name="P7"><text:tab/><text:span text:style-name="T21">(azul | rojo | verde | amarillo | naranja | morado | cafe | negro)</text:span></text:p>
      <text:p text:style-name="P4"/>
      <text:p text:style-name="P4"><text:span text:style-name="T22">+</text:span>) <text:span text:style-name="T19">Caclculo de operacion → CO → </text:span><text:span text:style-name="T20">Operacion</text:span></text:p>
      <text:p text:style-name="P5"><text:tab/><text:span text:style-name="T14">( </text:span><text:span text:style-name="T15">[ ‘(‘? (0-9)</text:span><text:span text:style-name="T16"> </text:span><text:span text:style-name="T15">[</text:span><text:span text:style-name="T16"> (+|-|*|/) </text:span><text:span text:style-name="T15">(0-9) ‘)’? </text:span><text:span text:style-name="T16">(+|-|*|/)?</text:span><text:span text:style-name="T15"> ‘(‘? ]*</text:span></text:p>
      <text:p text:style-name="P6"><text:span text:style-name="T17">+) Tipo Animacion → TP → </text:span><text:span text:style-name="T18">Animacion</text:span></text:p>
      <text:p text:style-name="P6"><text:span text:style-name="T17"><text:tab/></text:span><text:span text:style-name="T15">( curva | lineal )</text:span></text:p>
      <text:p text:style-name="P3"/>
      <text:p text:style-name="P3">1) <text:span text:style-name="T19">Circulo</text:span></text:p>
      <text:p text:style-name="P9"><text:span text:style-name="T2"><text:tab/>graficar circulo ‘(‘ <text:s/></text:span><text:span text:style-name="T3"><text:s/></text:span><text:span text:style-name="T1"><text:s/></text:span><text:span text:style-name="T8">CO , CO , CO , </text:span><text:span text:style-name="T13">CL ‘)’</text:span></text:p>
      <text:p text:style-name="P18"/>
      <text:p text:style-name="P19">2) Cuadrado</text:p>
      <text:p text:style-name="P10"><text:span text:style-name="T1"><text:tab/></text:span><text:span text:style-name="T5">graficar </text:span><text:span text:style-name="T7">cuadrado</text:span><text:span text:style-name="T5"> ‘(‘ <text:s/></text:span><text:span text:style-name="T6"><text:s/></text:span><text:span text:style-name="T11"><text:s/></text:span><text:span text:style-name="T10">CO , CO , CO , </text:span><text:span text:style-name="T12">CL ‘)’</text:span></text:p>
      <text:p text:style-name="P19">3) Rectangulo</text:p>
      <text:p text:style-name="P10"><text:span text:style-name="T5"><text:tab/>graficar </text:span><text:span text:style-name="T4">rectangulo</text:span><text:span text:style-name="T5"> ‘(‘ <text:s/></text:span><text:span text:style-name="T6"><text:s/></text:span><text:span text:style-name="T11"><text:s/></text:span><text:span text:style-name="T10">CO , CO , CO , CO, </text:span><text:span text:style-name="T12">CL ‘)’</text:span></text:p>
      <text:p text:style-name="P10"><text:span text:style-name="T13">4</text:span><text:span text:style-name="T1">) Linea</text:span></text:p>
      <text:p text:style-name="P10"><text:span text:style-name="T5"><text:tab/>graficar </text:span><text:span text:style-name="T4">linea</text:span><text:span text:style-name="T5"> ‘(‘ <text:s/></text:span><text:span text:style-name="T6"><text:s/></text:span><text:span text:style-name="T11"><text:s/></text:span><text:span text:style-name="T10">CO , CO , CO , CO, </text:span><text:span text:style-name="T12">CL ‘)’</text:span></text:p>
      <text:p text:style-name="P19">5) Poligono</text:p>
      <text:p text:style-name="P10"><text:span text:style-name="T5"><text:tab/>graficar </text:span><text:span text:style-name="T4">poligono </text:span><text:span text:style-name="T5">‘(‘ <text:s/></text:span><text:span text:style-name="T6"><text:s/></text:span><text:span text:style-name="T11"><text:s/></text:span><text:span text:style-name="T10">CO , CO , CO , CO, </text:span><text:span text:style-name="T9">CO</text:span><text:span text:style-name="T10">,</text:span><text:span text:style-name="T12">CL ‘)’</text:span><text:span text:style-name="T1"><text:tab/></text:span></text:p>
      <text:p text:style-name="P19">6)Animacion</text:p>
      <text:p text:style-name="P10"><text:span text:style-name="T1"><text:tab/></text:span><text:span text:style-name="T9">animar objeto anterior ‘(‘ CO, CO, TP ‘)’</text:span></text:p>
      <text:p text:style-name="P20">+) Figura</text:p>
      <text:p text:style-name="P21"><text:tab/>(circulo|cuadrado|rectangulo|linea|poligono)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02:37:17.634650530</meta:creation-date>
    <dc:date>2021-02-15T21:49:43.096292453</dc:date>
    <meta:editing-duration>PT6H5M12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2" meta:paragraph-count="79" meta:word-count="230" meta:character-count="1369" meta:non-whitespace-character-count="1192"/>
  </office:meta>
</office:document-meta>
</file>